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cm" svg:stroke-color="#000000" draw:marker-start-width="0.295cm" draw:marker-end="" draw:marker-end-width="0.245cm" draw:fill="none" draw:textarea-vertical-align="middle" fo:padding-top="0.14cm" fo:padding-bottom="0.14cm" fo:padding-left="0.265cm" fo:padding-right="0.265cm" loext:decorative="false"/>
    </style:style>
    <style:style style:name="gr2" style:family="graphic" style:parent-style-name="objectwithoutfill">
      <style:graphic-properties svg:stroke-width="0.05cm" svg:stroke-color="#000000" draw:marker-start="" draw:marker-start-width="0.28cm" draw:marker-end="Linienspitzen_20_1" draw:marker-end-width="0.2cm" draw:fill="none" draw:textarea-vertical-align="middle" fo:padding-top="0.15cm" fo:padding-bottom="0.15cm" fo:padding-left="0.275cm" fo:padding-right="0.275cm" loext:decorative="false"/>
    </style:style>
    <style:style style:name="gr3" style:family="graphic">
      <style:graphic-properties style:writing-mode="lr-tb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 loext:decorative="false"/>
    </style:style>
    <style:style style:name="gr6" style:family="graphic" style:parent-style-name="objectwithoutfill">
      <style:graphic-properties draw:stroke="solid" draw:stroke-dash="Dash_20__28_Rounded_29_" svg:stroke-width="0.03cm" svg:stroke-color="#808080" draw:marker-start-width="0.25cm" draw:marker-end-width="0.25cm" svg:stroke-linecap="round" draw:fill="none" draw:textarea-vertical-align="middle" fo:padding-top="0.14cm" fo:padding-bottom="0.14cm" fo:padding-left="0.265cm" fo:padding-right="0.265cm" loext:decorative="false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loext:decorative="false"/>
    </style:style>
    <style:style style:name="gr8" style:family="graphic" style:parent-style-name="objectwithoutfill">
      <style:graphic-properties draw:stroke="dash" draw:stroke-dash="Double_20_Dash_20__28_Rounded_29_" svg:stroke-width="0.03cm" svg:stroke-color="#000000" draw:marker-start-width="0.25cm" draw:marker-end-width="0.25cm" svg:stroke-linecap="round" draw:fill="none" draw:textarea-vertical-align="middle" fo:padding-top="0.14cm" fo:padding-bottom="0.14cm" fo:padding-left="0.265cm" fo:padding-right="0.265cm" loext:decorative="false"/>
    </style:style>
    <style:style style:name="gr9" style:family="graphic" style:parent-style-name="objectwithoutfill">
      <style:graphic-properties draw:stroke="dash" draw:stroke-dash="Dash_20__28_Rounded_29_" svg:stroke-color="#000000" svg:stroke-linecap="round"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ath draw:style-name="gr1" draw:text-style-name="P1" draw:layer="layout" svg:width="2.542cm" svg:height="6.386cm" draw:transform="rotate (2.62776772180266) translate (3.66061380755646cm 7.31242945869516cm)" svg:viewBox="0 0 2543 6387" svg:d="M127 0c4986 1205 867 5158-127 6387">
          <text:p/>
        </draw:path>
        <draw:line draw:style-name="gr2" draw:text-style-name="P1" draw:layer="layout" svg:x1="1.514cm" svg:y1="6.301cm" svg:x2="9.223cm" svg:y2="6.301cm">
          <text:p/>
        </draw:line>
        <draw:g draw:style-name="gr3">
          <svg:title>TexMaths</svg:title>
          <svg:desc>12§latex§$c_{W}$§svg§600§TRUE§</svg:desc>
          <draw:g draw:style-name="gr4">
            <draw:path draw:style-name="gr5" draw:text-style-name="P2" draw:layer="layout" svg:width="0.163cm" svg:height="0.188cm" svg:x="8.351cm" svg:y="6.551cm" svg:viewBox="0 0 164 189" svg:d="M150 26c-7 0-13 0-19 6s-8 13-8 16c0 11 8 15 16 15 12 0 23-10 23-27 0-20-19-36-49-36-57 0-113 60-113 118 0 38 25 71 68 71 60 0 96-45 96-49 0-3-3-5-6-5-1 0-2 0-5 4-33 41-79 41-84 41-26 0-38-20-38-45 0-18 9-59 23-84 13-24 36-41 59-41 14 0 31 4 37 16z">
              <text:p/>
            </draw:path>
            <draw:path draw:style-name="gr5" draw:text-style-name="P2" draw:layer="layout" svg:width="0.32cm" svg:height="0.204cm" svg:x="8.539cm" svg:y="6.599cm" svg:viewBox="0 0 321 205" svg:d="M281 35c2-3 4-6 5-9 6-7 13-14 28-15 3-1 7-1 7-7 0-2-2-4-5-4-6 0-14 1-21 1-11 0-23-1-34-1-1 0-6 0-6 6 0 4 5 5 6 5 6 0 16 1 16 9 0 4-3 9-4 11-28 45-56 90-84 135-5-49-10-98-15-147 0-8 16-8 20-8s8 0 8-7c-1-2-1-4-4-4-6 0-14 0-20 1-6 0-13 0-19 0-7 0-24-1-31-1-1 0-6 0-6 6 0 5 5 5 9 5 12 0 14 1 14 5 1 1 1 9 2 19-26 43-53 87-80 131-5-47-10-95-15-142 0-1-1-3-2-5 0-8 18-8 21-8s8 0 8-7c0-2-1-4-5-4-8 0-30 1-38 1-10 0-22-1-30-1-4 0-6 1-6 6s4 5 8 5c14 0 14 1 15 8 6 59 13 119 19 178 1 6 1 8 6 8 6 0 7-2 9-6 31-50 61-100 92-150 5 49 11 99 16 148 0 7 1 8 6 8s7-2 10-6c33-55 67-109 100-164z">
              <text:p/>
            </draw:path>
          </draw:g>
        </draw:g>
        <draw:line draw:style-name="gr2" draw:text-style-name="P1" draw:layer="layout" svg:x1="1.756cm" svg:y1="7.656cm" svg:x2="1.756cm" svg:y2="1.046cm">
          <text:p/>
        </draw:line>
        <draw:g draw:style-name="gr3">
          <svg:title>TexMaths</svg:title>
          <svg:desc>12§latex§$c_{A}$§svg§600§TRUE§</svg:desc>
          <draw:g draw:style-name="gr4">
            <draw:path draw:style-name="gr5" draw:text-style-name="P2" draw:layer="layout" svg:width="0.162cm" svg:height="0.188cm" svg:x="1.153cm" svg:y="1.453cm" svg:viewBox="0 0 163 189" svg:d="M148 26c-6 0-12 0-18 6-7 6-7 13-7 16 0 10 7 14 16 14 12 0 23-9 23-26 0-20-20-36-50-36-56 0-112 60-112 118 0 38 24 71 68 71 60 0 95-45 95-49 0-3-3-5-5-5s-2 0-5 3c-33 42-79 42-85 42-26 0-37-20-37-45 0-18 8-59 23-84 13-24 36-41 58-41 15 0 32 4 36 16z">
              <text:p/>
            </draw:path>
            <draw:path draw:style-name="gr5" draw:text-style-name="P2" draw:layer="layout" svg:width="0.22cm" svg:height="0.208cm" svg:x="1.334cm" svg:y="1.491cm" svg:viewBox="0 0 221 209" svg:d="M44 174c-10 16-20 23-37 24-3 0-7 0-7 6 0 4 2 5 5 5 7 0 17-1 25-1 9 0 21 1 30 1 1 0 6 0 6-6 0-5-4-5-5-5-2 0-13-1-13-8 0-4 2-9 5-11 7-12 15-25 22-37 28 0 56 0 84 0 3 16 5 33 7 49-1 2-2 7-20 7-2 0-7 0-7 7 0 1 1 4 5 4 8 0 29-1 38-1 5 0 12 0 17 0 6 1 12 1 16 1s6-3 6-6c0-5-3-5-8-5-17 0-18-2-18-9-9-61-18-121-26-181-1-6-2-8-7-8-6 0-8 4-10 7-36 56-72 112-108 167zM83 131c20-32 41-63 62-95 4 32 9 63 13 95-25 0-50 0-75 0z">
              <text:p/>
            </draw:path>
          </draw:g>
        </draw:g>
        <draw:line draw:style-name="gr6" draw:text-style-name="P1" draw:layer="layout" svg:x1="1.8cm" svg:y1="6.25cm" svg:x2="2.5cm" svg:y2="5.95cm">
          <text:p/>
        </draw:line>
        <draw:line draw:style-name="gr6" draw:text-style-name="P1" draw:layer="layout" svg:x1="1.8cm" svg:y1="6.25cm" svg:x2="2.3cm" svg:y2="4.75cm">
          <text:p/>
        </draw:line>
        <draw:line draw:style-name="gr6" draw:text-style-name="P1" draw:layer="layout" svg:x1="1.8cm" svg:y1="6.25cm" svg:x2="3.85cm" svg:y2="3cm">
          <text:p/>
        </draw:line>
        <draw:line draw:style-name="gr6" draw:text-style-name="P1" draw:layer="layout" svg:x1="1.8cm" svg:y1="6.25cm" svg:x2="5.28cm" svg:y2="2.35cm">
          <text:p/>
        </draw:line>
        <draw:line draw:style-name="gr6" draw:text-style-name="P1" draw:layer="layout" svg:x1="1.8cm" svg:y1="6.25cm" svg:x2="3cm" svg:y2="3.56cm">
          <text:p/>
        </draw:line>
        <draw:line draw:style-name="gr6" draw:text-style-name="P1" draw:layer="layout" svg:x1="1.8cm" svg:y1="6.25cm" svg:x2="3.05cm" svg:y2="6.75cm">
          <text:p/>
        </draw:line>
        <draw:custom-shape draw:style-name="gr7" draw:text-style-name="P3" draw:layer="layout" svg:width="0.15cm" svg:height="0.15cm" svg:x="2.42cm" svg:y="5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15cm" svg:height="0.15cm" svg:x="2.964cm" svg:y="6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15cm" svg:height="0.15cm" svg:x="2.25cm" svg:y="4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15cm" svg:height="0.15cm" svg:x="2.9cm" svg:y="3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15cm" svg:height="0.15cm" svg:x="3.75cm" svg:y="2.9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15cm" svg:height="0.15cm" svg:x="5.2cm" svg:y="2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.8cm" svg:y1="6.25cm" svg:x2="3.7cm" svg:y2="0.25cm">
          <text:p/>
        </draw:line>
        <draw:line draw:style-name="gr9" draw:text-style-name="P1" draw:layer="layout" svg:x1="1.55cm" svg:y1="4.62cm" svg:x2="3.3cm" svg:y2="4.62cm">
          <text:p/>
        </draw:line>
        <draw:line draw:style-name="gr9" draw:text-style-name="P1" draw:layer="layout" svg:x1="2.325cm" svg:y1="6.595cm" svg:x2="2.325cm" svg:y2="4.345cm">
          <text:p/>
        </draw:line>
        <draw:g draw:style-name="gr3">
          <svg:title>TexMaths</svg:title>
          <svg:desc>12§latex§$c_{A}^{\mathrm{max}}$§svg§600§TRUE§</svg:desc>
          <draw:g draw:style-name="gr4">
            <draw:path draw:style-name="gr5" draw:text-style-name="P2" draw:layer="layout" svg:width="0.163cm" svg:height="0.188cm" svg:x="0.855cm" svg:y="4.453cm" svg:viewBox="0 0 164 189" svg:d="M150 25c-7 0-13 0-19 6-6 7-8 13-8 17 0 9 8 14 16 14 12 0 23-9 23-26 0-20-19-36-49-36-57 0-113 60-113 118 0 39 24 71 68 71 60 0 96-44 96-49 0-3-3-6-6-6-1 0-2 1-5 5-33 41-79 41-83 41-28 0-39-21-39-46 0-17 9-58 23-84 13-24 36-42 59-42 14 0 31 6 37 17z">
              <text:p/>
            </draw:path>
            <draw:path draw:style-name="gr5" draw:text-style-name="P2" draw:layer="layout" svg:width="0.247cm" svg:height="0.128cm" svg:x="1.036cm" svg:y="4.356cm" svg:viewBox="0 0 248 129" svg:d="M225 41c0-25-12-41-43-41-24 0-39 13-48 27-6-20-21-27-43-27-24 0-39 13-48 29 0-10 0-19 0-29-14 1-29 2-43 4 0 3 0 7 0 10 19 0 22 2 22 16 0 25 0 51 0 76 0 14-3 14-22 14 0 3 0 6 0 9 11 0 20-1 34-1 10 0 31 1 33 1 0-3 0-6 0-9-19 0-21 0-21-14 0-17 0-35 0-52 0-31 24-46 43-46 20 0 24 17 24 31 0 23 0 45 0 67 0 14-4 14-23 14 0 3 0 6 0 9 1 0 21-1 33-1 11 0 32 1 34 1 0-3 0-6 0-9-19 0-22 0-22-14 0-17 0-35 0-52 0-31 24-46 45-46 20 0 23 17 23 31 0 23 0 45 0 67 0 14-3 14-22 14 0 3 0 6 0 9 11 0 20-1 34-1 10 0 31 1 33 1 0-3 0-6 0-9-19 0-23 0-23-14 0-22 0-43 0-65z">
              <text:p/>
            </draw:path>
            <draw:path draw:style-name="gr5" draw:text-style-name="P2" draw:layer="layout" svg:width="0.145cm" svg:height="0.133cm" svg:x="1.313cm" svg:y="4.355cm" svg:viewBox="0 0 146 134" svg:d="M115 53c0-16 0-28-14-39-12-9-27-14-43-14-28 0-48 11-48 29 0 9 7 14 14 14 8 0 14-6 14-14 0-5-2-11-10-13 10-8 27-8 28-8 17 0 35 11 35 36 0 3 0 6 0 9-15 1-35 1-56 9-28 10-35 26-35 40 0 25 30 32 52 32s37-13 43-25c1 12 9 24 22 24 10-10 29 0 29-29 0-5 0-10 0-16-3 0-6 0-9 0 0 6 0 11 0 16 0 4 0 17-11 17s-11-13-11-17c0-17 0-34 0-51zM91 90c0 27-24 35-37 35-16 0-30-9-30-23 0-17 14-40 67-41 0 10 0 19 0 29z">
              <text:p/>
            </draw:path>
            <draw:path draw:style-name="gr5" draw:text-style-name="P2" draw:layer="layout" svg:width="0.161cm" svg:height="0.124cm" svg:x="1.471cm" svg:y="4.36cm" svg:viewBox="0 0 162 125" svg:d="M92 60c0-1-1-2-2-3 0-1 20-21 23-24 9-11 20-22 43-22 0-4 0-7 0-11-9 0-17 1-24 1-10 0-21-1-30-1 0 4 0 7 0 11 6 0 6 3 6 6 0 1 0 5-4 9-7 8-14 16-21 24-8-9-16-18-24-27-3-4-4-5-4-6 0-5 5-6 9-6 0-4 0-7 0-11-11 0-22 1-34 1-8 0-19-1-28-1 0 4 0 7 0 11 14 0 21 0 29 8 12 14 24 28 36 42 1 0 3 2 3 4-9 9-22 23-26 27-10 12-20 23-44 24 0 3 0 6 0 9 10 0 16-1 25-1s21 1 29 1c0-3 0-6 0-9-4-1-6-4-6-7 0-6 4-10 8-15 7-7 14-15 21-22 9 9 17 19 26 28 5 6 5 8 5 9 0 6-6 7-7 7 0 3 0 6 0 9 2 0 23-1 32-1s19 1 29 1c0-3 0-6 0-9-19 0-22-2-29-10-14-15-27-31-41-46z">
              <text:p/>
            </draw:path>
            <draw:path draw:style-name="gr5" draw:text-style-name="P2" draw:layer="layout" svg:width="0.221cm" svg:height="0.208cm" svg:x="1.037cm" svg:y="4.544cm" svg:viewBox="0 0 222 209" svg:d="M43 175c-9 15-19 22-37 23-2 0-6 0-6 6 0 4 2 5 4 5 7 0 16-1 25-1s21 1 30 1c2 0 6 0 6-6 0-5-4-5-5-5-2 0-13-1-13-8 0-4 3-8 5-12 8-12 16-24 24-36 27 0 55 0 83 0 3 17 5 33 8 49-2 3-4 7-21 7-3 0-8 0-8 8 0 1 1 3 5 3 9 0 30-1 38-1 6 0 12 0 18 0 5 1 11 1 17 1 3 0 6-2 6-6 0-5-4-5-9-5-18 0-18-2-19-9-8-60-17-120-25-181-1-6-2-8-7-8-6 0-9 2-11 7-36 56-72 112-108 168zM83 131c20-31 40-63 61-95 5 32 9 64 14 95-25 0-50 0-75 0z">
              <text:p/>
            </draw:path>
          </draw:g>
        </draw:g>
        <draw:g draw:style-name="gr3">
          <svg:title>TexMaths</svg:title>
          <svg:desc>12§latex§$c_{W}^{\mathrm{max}}$§svg§600§TRUE§</svg:desc>
          <draw:g draw:style-name="gr4">
            <draw:path draw:style-name="gr5" draw:text-style-name="P2" draw:layer="layout" svg:width="0.163cm" svg:height="0.188cm" svg:x="2.153cm" svg:y="6.852cm" svg:viewBox="0 0 164 189" svg:d="M150 25c-7 0-13 0-19 6-6 7-8 14-8 17 0 9 8 14 16 14 12 0 23-9 23-26 0-20-19-36-49-36-57 0-113 60-113 118 0 39 24 71 68 71 60 0 96-44 96-49 0-3-3-5-6-5-1 0-2 0-5 4-33 41-79 41-83 41-28 0-39-20-39-45 0-18 9-59 23-85 13-24 36-42 59-42 14 0 31 6 37 17z">
              <text:p/>
            </draw:path>
            <draw:path draw:style-name="gr5" draw:text-style-name="P2" draw:layer="layout" svg:width="0.247cm" svg:height="0.128cm" svg:x="2.334cm" svg:y="6.755cm" svg:viewBox="0 0 248 129" svg:d="M225 41c0-25-12-41-43-41-24 0-39 13-48 27-6-20-21-27-43-27-24 0-39 13-48 29 0-10 0-19 0-29-14 1-29 2-43 4 0 3 0 7 0 10 19 0 22 2 22 16 0 25 0 51 0 76 0 14-3 14-22 14 0 3 0 6 0 9 11 0 20-1 34-1 10 0 31 1 33 1 0-3 0-6 0-9-19 0-21 0-21-14 0-17 0-35 0-52 0-31 24-46 43-46 20 0 24 17 24 31 0 23 0 45 0 67 0 14-4 14-23 14 0 3 0 6 0 9 1 0 21-1 33-1 11 0 32 1 34 1 0-3 0-6 0-9-19 0-22 0-22-14 0-17 0-35 0-52 0-31 24-46 45-46 20 0 23 17 23 31 0 23 0 45 0 67 0 14-3 14-22 14 0 3 0 6 0 9 11 0 20-1 34-1 10 0 31 1 33 1 0-3 0-6 0-9-19 0-23 0-23-14 0-22 0-43 0-65z">
              <text:p/>
            </draw:path>
            <draw:path draw:style-name="gr5" draw:text-style-name="P2" draw:layer="layout" svg:width="0.145cm" svg:height="0.133cm" svg:x="2.611cm" svg:y="6.754cm" svg:viewBox="0 0 146 134" svg:d="M115 53c0-16 0-28-14-39-12-9-27-14-43-14-28 0-48 11-48 29 0 9 7 14 14 14 8 0 14-6 14-14 0-5-2-11-10-13 10-8 27-8 28-8 17 0 35 11 35 36 0 3 0 6 0 9-15 1-35 1-56 9-28 10-35 26-35 40 0 25 30 32 52 32s37-13 43-25c1 12 9 24 22 24 10-10 29 0 29-29 0-5 0-10 0-16-3 0-6 0-9 0 0 6 0 11 0 16 0 4 0 17-11 17s-11-13-11-17c0-17 0-34 0-51zM91 90c0 27-24 36-37 36-16 0-30-10-30-24 0-17 14-40 67-41 0 10 0 19 0 29z">
              <text:p/>
            </draw:path>
            <draw:path draw:style-name="gr5" draw:text-style-name="P2" draw:layer="layout" svg:width="0.161cm" svg:height="0.125cm" svg:x="2.769cm" svg:y="6.759cm" svg:viewBox="0 0 162 126" svg:d="M92 60c0-1-1-2-2-3 0-1 20-21 23-24 9-11 20-22 43-22 0-4 0-7 0-11-9 0-17 1-24 1-10 0-21-1-30-1 0 4 0 7 0 11 6 0 6 3 6 6 0 1 0 5-4 9-7 8-14 16-21 24-8-9-16-18-24-27-3-4-4-5-4-6 0-5 5-6 9-6 0-4 0-7 0-11-11 0-22 1-34 1-8 0-19-1-28-1 0 4 0 7 0 11 14 0 21 0 29 8 12 14 24 28 36 42 1 0 3 2 3 4-9 9-22 23-26 27-10 12-20 23-44 24 0 3 0 6 0 10 10 0 16-2 25-2s21 2 29 2c0-4 0-7 0-10-4-1-6-4-6-7 0-6 4-10 8-15 7-7 14-15 21-22 9 9 17 19 26 28 5 6 5 8 5 9 0 6-6 7-7 7 0 3 0 6 0 10 2 0 23-2 32-2s19 2 29 2c0-4 0-7 0-10-19 0-22-2-29-10-14-15-27-31-41-46z">
              <text:p/>
            </draw:path>
            <draw:path draw:style-name="gr5" draw:text-style-name="P2" draw:layer="layout" svg:width="0.32cm" svg:height="0.205cm" svg:x="2.341cm" svg:y="6.952cm" svg:viewBox="0 0 321 206" svg:d="M282 33c1-2 3-4 5-7 7-8 14-15 28-16 3 0 6 0 6-6 0-3-1-4-3-4-8 0-16 1-23 1-11 0-23-1-32-1-2 0-6 0-6 6 0 4 3 4 4 4 6 1 17 2 17 10 0 4-3 9-5 11-27 45-55 90-82 135-6-49-12-99-17-148 0-7 17-8 20-8 4 0 9 0 9-6-2-2 0-4-5-4-6 0-13 0-18 0-6 1-15 1-21 1s-24-1-30-1c-2 0-6 0-6 6 0 4 4 4 8 4 13 0 14 2 15 6 0 1 0 9 1 17-26 45-53 89-80 133-5-48-10-95-15-143 0-1-2-4-2-5 0-8 18-8 21-8 5 0 8 0 8-6 0-2-1-4-5-4-8 0-30 1-38 1-10 0-22-1-30-1-4 0-6 1-6 6 0 4 4 4 8 4 14 0 14 2 15 9 6 59 13 119 19 178 1 6 1 9 6 9 6 0 7-3 10-6 30-51 60-101 91-151 5 50 11 100 16 149 0 6 3 8 6 8 6 0 8-3 10-6 34-56 67-111 101-167z">
              <text:p/>
            </draw:path>
          </draw:g>
        </draw:g>
        <draw:g draw:style-name="gr3">
          <svg:title>TexMaths</svg:title>
          <svg:desc>12§latex§$$
E_{\mathrm{max}} = \frac{c_{A}^{\mathrm{max}}}{c_{W}^{\mathrm{max}}}
$$§svg§600§TRUE§</svg:desc>
          <draw:g draw:style-name="gr4">
            <draw:path draw:style-name="gr5" draw:text-style-name="P2" draw:layer="layout" svg:width="0.305cm" svg:height="0.286cm" svg:x="6.557cm" svg:y="4.339cm" svg:viewBox="0 0 306 287" svg:d="M283 188c0-2 1-5 1-6-1-1 0-5-5-5-3 0-4 3-4 5-28 63-44 91-115 91-21 0-42 0-63 0-6 0-6 0-8 0-5-1-6-1-6-4 0-2 0-3 2-10 10-38 19-77 29-115 14 0 28 0 42 0 35 0 35 9 35 19 0 4 0 8-3 20-1 3-1 4-1 5 0 3 1 5 5 5s5-2 7-8c8-33 16-66 24-99 0-2-2-4-6-4s-4 2-5 7c-9 32-16 42-55 42-13 0-26 0-39 0 8-34 16-67 25-101 3-16 3-17 23-17 19 0 39 0 58 0 52 0 65 12 65 47 0 10 0 11-2 23 0 2 0 5 0 7s1 5 4 5c5 0 5-3 6-11 3-24 6-48 9-72 1-12-1-12-12-12-71 0-142 0-212 0-9 0-14 0-14 8 0 5 5 5 12 5 16 0 28 0 28 7 0 3 0 3-2 11-19 74-37 148-56 222-3 17-4 20-38 20-7 0-12 0-12 9 0 5 4 5 12 5 73 0 146 0 218 0 10 0 11-2 13-8 14-30 27-60 40-91z">
              <text:p/>
            </draw:path>
            <draw:path draw:style-name="gr5" draw:text-style-name="P2" draw:layer="layout" svg:width="0.248cm" svg:height="0.129cm" svg:x="6.868cm" svg:y="4.558cm" svg:viewBox="0 0 249 130" svg:d="M227 41c0-25-12-41-45-41-22 0-38 13-46 28-6-22-22-28-44-28-24 0-39 13-48 29 0-10 0-19 0-29-14 1-29 2-44 4 0 3 0 7 0 10 20 0 23 2 23 16 0 26 0 51 0 77 0 13-4 13-23 13 0 3 0 6 0 10 1 0 22-2 35-2 11 0 31 2 33 2 0-4 0-7 0-10-19 0-22 0-22-13 0-18 0-35 0-53 0-31 25-46 44-46 20 0 23 16 23 32 0 22 0 44 0 67 0 13-3 13-22 13 0 3 0 6 0 10 11-1 22-2 34-2 11 0 31 2 33 2 0-4 0-7 0-10-19 0-21 0-21-13 0-18 0-35 0-53 0-31 24-46 43-46 21 0 24 16 24 32 0 22 0 44 0 67 0 13-4 13-23 13 0 3 0 6 0 10 1 0 22-2 35-2 11 0 31 2 33 2 0-4 0-7 0-10-19 0-22 0-22-13 0-22 0-44 0-66z">
              <text:p/>
            </draw:path>
            <draw:path draw:style-name="gr5" draw:text-style-name="P2" draw:layer="layout" svg:width="0.145cm" svg:height="0.133cm" svg:x="7.146cm" svg:y="4.557cm" svg:viewBox="0 0 146 134" svg:d="M115 53c0-16 0-28-14-39-12-9-27-14-43-14-28 0-48 11-48 29 0 9 7 14 14 14 8 0 13-6 13-14 0-5-1-11-9-13 10-8 27-8 28-8 17 0 35 11 35 35 0 3 0 7 0 10-15 1-36 1-56 9-28 10-35 27-35 40 0 25 30 32 52 32s37-13 43-25c1 12 9 24 23 24 9-9 28 0 28-29 0-5 0-10 0-15-3 0-6 0-9 0 0 5 0 10 0 15 0 4 0 17-11 17s-11-13-11-17c0-17 0-34 0-51zM91 90c0 28-24 36-37 36-16 0-30-10-30-24 0-17 14-40 67-42 0 10 0 20 0 30z">
              <text:p/>
            </draw:path>
            <draw:path draw:style-name="gr5" draw:text-style-name="P2" draw:layer="layout" svg:width="0.161cm" svg:height="0.125cm" svg:x="7.304cm" svg:y="4.562cm" svg:viewBox="0 0 162 126" svg:d="M92 60c0-1-1-2-2-2 0-2 20-22 23-24 9-12 20-23 44-24 0-4 0-7 0-10-8 0-18 1-25 1-10 0-20-1-29-1 0 3 0 6 0 10 5 1 5 4 5 7 0 1 0 5-4 9-6 8-13 16-20 24-8-9-17-19-25-28-3-3-4-4-4-5 0-5 5-7 9-7 0-4 0-7 0-10-11 0-22 1-33 1-9 0-20-1-29-1 0 3 0 6 0 10 14 0 21 0 29 9 12 14 24 28 36 42 1 0 3 3 3 4-8 9-22 25-24 27-12 12-22 23-46 24 0 4 0 7 0 10 10 0 16-1 25-1s21 1 29 1c0-3 0-6 0-10-4-1-5-3-5-7 0-6 3-9 7-14 7-8 14-15 21-23 9 10 17 19 26 29 5 7 5 7 5 8 0 6-6 7-7 7 0 4 0 7 0 10 2 0 24-1 33-1s18 1 28 1c0-3 0-6 0-10-19 0-22-2-29-9-13-16-27-31-41-47z">
              <text:p/>
            </draw:path>
            <draw:path draw:style-name="gr5" draw:text-style-name="P2" draw:layer="layout" svg:width="0.28cm" svg:height="0.097cm" svg:x="7.635cm" svg:y="4.471cm" svg:viewBox="0 0 281 98" svg:d="M266 17c6 0 15 0 15-9 0-8-9-8-15-8-84 0-168 0-252 0-6 0-14 0-14 8 0 9 8 9 14 9 84 0 168 0 252 0zM266 98c6 0 15 0 15-8s-9-8-15-8c-84 0-168 0-252 0-6 0-14 0-14 8s8 8 14 8c84 0 168 0 252 0z">
              <text:p/>
            </draw:path>
            <draw:path draw:style-name="gr5" draw:text-style-name="P2" draw:layer="layout" svg:width="0.163cm" svg:height="0.19cm" svg:x="8.125cm" svg:y="4.154cm" svg:viewBox="0 0 164 191" svg:d="M150 26c-7 0-13 0-19 6s-7 14-7 16c0 11 7 16 15 16 12 0 24-11 24-28 0-20-20-36-50-36-57 0-113 60-113 120 0 37 25 71 68 71 60 0 96-45 96-50 0-2-2-6-4-6-3 0-4 2-6 5-34 41-80 41-84 41-27 0-39-20-39-46 0-16 9-57 23-83 13-24 36-42 60-42 14 0 30 4 36 16z">
              <text:p/>
            </draw:path>
            <draw:path draw:style-name="gr5" draw:text-style-name="P2" draw:layer="layout" svg:width="0.247cm" svg:height="0.13cm" svg:x="8.306cm" svg:y="4.057cm" svg:viewBox="0 0 248 131" svg:d="M227 41c0-25-14-41-45-41-22 0-39 13-46 28-6-21-23-28-44-28-25 0-40 14-49 29 0-10 0-19 0-29-14 1-29 2-43 4 0 3 0 7 0 10 20 0 23 3 23 17 0 25 0 51 0 76 0 13-4 13-23 13 0 4 0 7 0 11 1 0 22-1 34-1 10 0 31 1 33 1 0-4 0-7 0-11-19 0-21 0-21-13 0-18 0-35 0-53 0-31 24-46 44-46s23 17 23 32c0 22 0 44 0 67 0 13-3 13-22 13 0 4 0 7 0 11 11-1 21-1 34-1 11 0 31 1 33 1 0-4 0-7 0-11-19 0-22 0-22-13 0-18 0-35 0-53 0-31 25-46 44-46 20 0 24 17 24 32 0 22 0 44 0 67 0 13-4 13-23 13 0 4 0 7 0 11 1 0 22-1 34-1 10 0 31 1 33 1 0-4 0-7 0-11-19 0-21 0-21-13 0-22 0-44 0-66z">
              <text:p/>
            </draw:path>
            <draw:path draw:style-name="gr5" draw:text-style-name="P2" draw:layer="layout" svg:width="0.147cm" svg:height="0.133cm" svg:x="8.583cm" svg:y="4.056cm" svg:viewBox="0 0 148 134" svg:d="M115 53c0-16 0-27-13-37-12-11-26-16-43-16-29 0-48 11-48 29 0 9 6 14 14 14 7 0 13-6 13-13 0-6-2-12-10-14 10-8 28-8 30-8 16 0 34 11 34 36 0 3 0 6 0 9-16 1-36 2-57 9-27 10-35 27-35 40 0 25 31 32 52 32 24 0 37-13 44-24 1 12 8 23 22 23 1 0 30 0 30-27 0-6 0-12 0-17-4 0-8 0-11 0 0 5 0 10 0 15 0 4 0 18-11 18s-11-14-11-18c0-17 0-34 0-51zM92 90c0 29-25 36-38 36-14 0-29-10-29-24 0-17 15-38 67-41 0 10 0 19 0 29z">
              <text:p/>
            </draw:path>
            <draw:path draw:style-name="gr5" draw:text-style-name="P2" draw:layer="layout" svg:width="0.161cm" svg:height="0.126cm" svg:x="8.742cm" svg:y="4.061cm" svg:viewBox="0 0 162 127" svg:d="M92 61c0-1-2-2-2-3 7-8 19-22 22-24 10-12 21-23 44-23 0-4 0-7 0-11-8 0-17 1-25 1-9 0-21 0-29-1 0 4 0 7 0 11 5 0 6 3 6 6 0 1 0 6-5 11-7 7-13 15-20 22-8-9-16-18-24-27-4-4-4-5-4-6 0-5 4-6 9-6 0-4 0-7 0-11-11 1-23 1-34 1-8 0-20 0-29-1 0 4 0 7 0 11 15 0 22 0 29 8 12 15 25 29 37 43 1 1 2 2 3 3 0 1-22 25-26 29-10 10-20 22-44 22 0 4 0 8 0 11 8-1 16-1 24-1 10 0 22 0 30 1 0-3 0-7 0-11-4 0-6-2-6-7s4-9 8-14c7-8 14-15 21-23 8 10 17 20 25 30 6 6 6 6 6 8 0 6-7 6-8 6 0 4 0 8 0 11 3 0 24-1 33-1 10 0 19 0 29 1 0-3 0-7 0-11-20 0-23-1-29-9-13-15-27-31-41-46z">
              <text:p/>
            </draw:path>
            <draw:path draw:style-name="gr5" draw:text-style-name="P2" draw:layer="layout" svg:width="0.221cm" svg:height="0.209cm" svg:x="8.307cm" svg:y="4.247cm" svg:viewBox="0 0 222 210" svg:d="M43 174c-9 17-19 24-37 25-2 0-6 0-6 6 0 4 2 5 4 5 8 0 18-1 25-1 9 0 21 1 31 1 1 0 6 0 6-6 0-5-5-5-6-5-2 0-12-1-12-8 0-4 2-9 4-12 8-12 16-24 24-36 28 0 56 0 84 0 2 16 4 32 7 49-1 2-3 7-21 7-3 0-7 0-7 7 0 1 1 4 5 4 8 0 29-1 38-1 5 0 12 0 17 0s12 1 17 1c3 0 6-3 6-6 0-5-4-5-9-5-16 0-17-2-17-10-9-60-18-120-27-181-1-7-1-8-7-8s-7 2-10 6c-36 56-72 112-109 168zM83 132c21-32 41-64 62-96 5 32 9 64 13 96-25 0-50 0-75 0z">
              <text:p/>
            </draw:path>
            <draw:path draw:style-name="gr5" draw:text-style-name="P2" draw:layer="layout" svg:width="0.824cm" svg:height="0.016cm" svg:x="8.108cm" svg:y="4.512cm" svg:viewBox="0 0 825 17" svg:d="M0 0c275 0 550 0 825 0 0 6 0 11 0 17-275 0-550 0-825 0 0-6 0-11 0-17z">
              <text:p/>
            </draw:path>
            <draw:path draw:style-name="gr5" draw:text-style-name="P2" draw:layer="layout" svg:width="0.163cm" svg:height="0.191cm" svg:x="8.125cm" svg:y="4.727cm" svg:viewBox="0 0 164 192" svg:d="M150 26c-7 0-13 0-19 6s-7 14-7 17c0 10 7 15 15 15 12 0 24-10 24-27 0-21-20-37-50-37-57 0-113 61-113 120 0 38 25 72 68 72 60 0 96-46 96-51 0-2-2-4-4-4-3 0-4 0-6 3-34 42-80 42-84 42-27 0-39-20-39-45 0-18 9-59 23-85 13-24 36-42 60-42 14 0 30 6 36 16z">
              <text:p/>
            </draw:path>
            <draw:path draw:style-name="gr5" draw:text-style-name="P2" draw:layer="layout" svg:width="0.247cm" svg:height="0.13cm" svg:x="8.306cm" svg:y="4.639cm" svg:viewBox="0 0 248 131" svg:d="M227 41c0-25-14-41-45-41-22 0-39 13-46 28-6-21-23-28-44-28-25 0-40 13-49 29 0-10 0-19 0-29-14 1-29 2-43 4 0 3 0 7 0 10 20 0 23 3 23 17 0 25 0 51 0 76 0 13-4 13-23 13 0 4 0 7 0 11 1 0 22-1 34-1 10 0 31 0 33 1 0-4 0-7 0-11-19 0-21 0-21-13 0-18 0-35 0-53 0-31 24-46 44-46s23 17 23 32c0 22 0 44 0 67 0 13-3 13-22 13 0 4 0 7 0 11 11-1 21-1 34-1 11 0 31 0 33 1 0-4 0-7 0-11-19 0-22 0-22-13 0-18 0-35 0-53 0-31 25-46 44-46 20 0 24 17 24 32 0 22 0 44 0 67 0 13-4 13-23 13 0 4 0 7 0 11 1 0 22-1 34-1 10 0 31 0 33 1 0-4 0-7 0-11-19 0-21 0-21-13 0-22 0-44 0-66z">
              <text:p/>
            </draw:path>
            <draw:path draw:style-name="gr5" draw:text-style-name="P2" draw:layer="layout" svg:width="0.147cm" svg:height="0.133cm" svg:x="8.583cm" svg:y="4.638cm" svg:viewBox="0 0 148 134" svg:d="M115 53c0-16 0-28-13-39-12-9-26-14-43-14-29 0-48 11-48 29 0 9 6 14 14 14 7 0 13-6 13-14 0-5-2-11-10-13 10-8 28-8 30-8 16 0 34 11 34 36 0 3 0 6 0 9-16 1-36 2-57 9-27 10-35 27-35 40 0 25 31 32 52 32 24 0 37-13 44-24 1 12 8 23 22 23 1 0 30 0 30-27 0-6 0-12 0-17-4 0-8 0-11 0 0 5 0 10 0 15 0 4 0 18-11 18s-11-14-11-18c0-17 0-34 0-51zM92 90c0 29-25 36-38 36-14 0-29-10-29-24 0-17 15-40 67-41 0 10 0 19 0 29z">
              <text:p/>
            </draw:path>
            <draw:path draw:style-name="gr5" draw:text-style-name="P2" draw:layer="layout" svg:width="0.161cm" svg:height="0.126cm" svg:x="8.742cm" svg:y="4.642cm" svg:viewBox="0 0 162 127" svg:d="M92 61c0-1-1-2-2-3 0-2 19-22 22-24 10-12 21-23 44-23 0-4 0-7 0-11-8 0-17 1-25 1-9 0-21 0-29-1 0 4 0 7 0 11 5 0 6 3 6 6 0 1 0 5-5 11-7 7-13 15-20 22-8-9-16-18-24-27-4-4-4-5-4-6 0-5 4-6 9-6 0-4 0-7 0-11-11 1-23 1-34 1-8 0-20 0-29-1 0 4 0 7 0 11 15 0 22 0 29 8 12 14 25 28 37 42 0 1 2 3 3 4 0 1-22 25-26 27-10 12-20 23-44 24 0 4 0 8 0 11 8-1 16-1 24-1 10 0 22 0 30 1 0-3 0-7 0-11-4-1-6-2-6-7s4-9 8-14c7-8 14-15 21-23 8 10 17 20 25 30 6 6 6 6 6 8 0 6-7 6-8 6 0 4 0 8 0 11 3-1 24-1 33-1 10 0 19 0 29 1 0-3 0-7 0-11-20 0-23-2-29-9-13-15-27-31-41-46z">
              <text:p/>
            </draw:path>
            <draw:path draw:style-name="gr5" draw:text-style-name="P2" draw:layer="layout" svg:width="0.322cm" svg:height="0.206cm" svg:x="8.313cm" svg:y="4.837cm" svg:viewBox="0 0 323 207" svg:d="M283 35c2-3 3-5 5-7 6-9 13-16 27-17 4 0 8-1 8-7 0-2-3-4-5-4-6 0-15 1-22 1-11 0-24-1-33-1-2 0-6 0-6 6 0 5 4 5 6 5 6 0 15 2 15 9 0 4-3 10-5 11-27 46-55 91-82 137-5-50-11-99-16-149 0-8 17-8 21-8 3 0 7 0 7-7-2-2 0-4-5-4s-12 0-18 1c-6 0-13 0-19 0-7 0-24-1-31-1-2 0-6 0-6 6 0 5 3 5 7 5 13 0 14 2 15 5 0 1 2 9 3 19-27 44-55 89-82 133-5-48-10-96-15-144 0-1 0-3 0-5 0-8 18-8 20-8 4 0 7 0 7-7 0-2 0-4-5-4-8 0-28 1-37 1s-23-1-31-1c-4 0-6 1-6 6s4 5 8 5c14 0 14 1 15 8 7 60 13 120 20 180 0 6 0 8 6 8 5 0 7-2 9-6 30-50 61-100 92-151 5 50 10 99 16 149 1 7 2 8 7 8s6-2 8-6c34-55 68-111 102-166z">
              <text:p/>
            </draw:path>
          </draw:g>
        </draw:g>
        <draw:g draw:style-name="gr3">
          <svg:title>TexMaths</svg:title>
          <svg:desc>12§latex§$\alpha_{\mathrm{max}}$§svg§600§TRUE§</svg:desc>
          <draw:g draw:style-name="gr4">
            <draw:path draw:style-name="gr5" draw:text-style-name="P2" draw:layer="layout" svg:width="0.235cm" svg:height="0.189cm" svg:x="2.457cm" svg:y="4.757cm" svg:viewBox="0 0 236 190" svg:d="M183 86c0-66-38-86-69-86-58 0-114 60-114 120 0 38 25 70 68 70 27 0 57-9 89-36 6 23 19 36 38 36 23 0 36-24 36-30 0-3-3-5-6-5-2 0-3 2-5 5-8 21-22 21-24 21-13 0-13-33-13-43 0-9 0-10 5-15 40-49 32-65 48-98 0-1 0-5-5-5s-5 2-6 10c-8 26-21 57-42 82 0-8 0-17 0-26zM156 144c-37 32-70 37-87 37-25 0-38-20-38-46 0-20 11-66 25-87 19-30 42-38 57-38 42 0 42 55 42 87 0 15 0 39 1 47z">
              <text:p/>
            </draw:path>
            <draw:path draw:style-name="gr5" draw:text-style-name="P2" draw:layer="layout" svg:width="0.247cm" svg:height="0.128cm" svg:x="2.725cm" svg:y="4.875cm" svg:viewBox="0 0 248 129" svg:d="M225 41c0-25-12-41-44-41-23 0-38 13-47 28-6-21-21-28-43-28-24 0-39 13-48 29 0-10 0-19 0-29-14 1-29 2-43 4 0 3 0 7 0 10 19 0 22 3 22 17 0 25 0 50 0 75 0 14-3 14-22 14 0 3 0 6 0 9 11 0 20-1 34-1 10 0 31 1 33 1 0-3 0-6 0-9-19 0-23 0-23-14 0-17 0-35 0-52 0-31 25-46 45-46s22 17 22 31c0 23 0 45 0 67 0 14-2 14-21 14 0 3 0 6 0 9 1 0 21-1 33-1 11 0 32 1 34 1 0-3 0-6 0-9-19 0-22 0-22-14 0-17 0-35 0-52 0-31 24-46 44-46 21 0 23 17 23 31 0 23 0 45 0 67 0 14-3 14-22 14 0 3 0 6 0 9 1 0 21-1 33-1s31 1 35 1c0-3 0-6 0-9-19 0-23 0-23-14 0-21 0-43 0-65z">
              <text:p/>
            </draw:path>
            <draw:path draw:style-name="gr5" draw:text-style-name="P2" draw:layer="layout" svg:width="0.146cm" svg:height="0.133cm" svg:x="3.001cm" svg:y="4.874cm" svg:viewBox="0 0 147 134" svg:d="M115 53c0-16 0-28-13-39-12-9-27-14-43-14-29 0-48 11-48 29 0 9 6 14 14 14 7 0 13-6 13-14 0-5-2-11-9-13 11-8 27-8 29-8 16 0 34 11 34 36 0 3 0 6 0 9-15 1-36 1-57 9-27 10-35 26-35 40 0 25 31 32 52 32 23 0 38-13 44-25 1 12 8 24 23 24 9-10 28 0 28-29 0-5 0-10 0-16-3 0-6 0-9 0 0 6 0 11 0 16 0 4 0 17-11 17s-12-13-12-17c0-17 0-34 0-51zM92 90c0 27-25 36-38 36-14 0-29-10-29-24 0-17 15-40 67-41 0 10 0 19 0 29z">
              <text:p/>
            </draw:path>
            <draw:path draw:style-name="gr5" draw:text-style-name="P2" draw:layer="layout" svg:width="0.161cm" svg:height="0.125cm" svg:x="3.16cm" svg:y="4.879cm" svg:viewBox="0 0 162 126" svg:d="M92 60c-1-1-1-2-2-3 0-1 19-21 23-24 9-11 20-22 43-22 0-4 0-7 0-11-9 0-17 1-25 1-9 0-20 0-29-1 0 4 0 7 0 11 5 0 6 3 6 6 0 1 0 5-5 11-7 7-14 15-20 22-8-9-16-18-24-27-4-4-4-5-4-6 0-5 5-6 9-6 0-4 0-7 0-11-11 1-23 1-34 1-8 0-19 0-29-1 0 4 0 7 0 11 15 0 22 0 29 8 12 14 25 28 37 42 1 1 2 2 2 4-8 9-21 25-25 27-10 12-20 23-44 24 0 3 0 6 0 10 10 0 16-2 25-2s21 2 29 2c0-4 0-7 0-10-4-1-6-4-6-7 0-6 4-10 8-15 7-7 14-15 21-22 8 9 16 19 25 28 6 6 6 8 6 9 0 6-7 7-9 7 0 3 0 6 0 10 4 0 24-2 34-2s19 2 29 2c0-4 0-7 0-10-21 0-23-2-29-10-14-15-27-31-41-46z">
              <text:p/>
            </draw:path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20" svg:d="M0 20l10-20 10 20z"/>
    <draw:stroke-dash draw:name="Dash_20__28_Rounded_29_" draw:display-name="Dash (Rounded)" draw:style="round" draw:dots1="1" draw:dots1-length="201%" draw:distance="199%"/>
    <draw:stroke-dash draw:name="Dash_20_Dot_20_1" draw:display-name="Dash Dot 1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9-30T16:08:06.030799425</dc:date>
    <meta:editing-duration>P2DT19H18M38S</meta:editing-duration>
    <meta:editing-cycles>122</meta:editing-cycles>
    <meta:generator>LibreOffice/24.2.5.2$Linux_X86_64 LibreOffice_project/420$Build-2</meta:generator>
    <meta:print-date>2024-09-30T15:51:43.466640249</meta:print-date>
    <meta:printed-by>PDF-Dateien</meta:printed-by>
    <meta:document-statistic meta:object-count="64"/>
  </office:meta>
</office:document-meta>
</file>